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011F000000D2EF81329C.svm" manifest:media-type=""/>
  <manifest:file-entry manifest:full-path="Pictures/2000001200000117000000D23238C21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-width="0.276cm" draw:marker-end-width="0.276cm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-width="0.276cm" draw:marker-end="Arrow" draw:marker-end-width="0.376cm" draw:fill="none" draw:textarea-vertical-align="middle"/>
    </style:style>
    <style:style style:name="gr5" style:family="graphic" style:parent-style-name="standard">
      <style:graphic-properties TexMathsArgs="28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28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0.27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397cm" svg:x="5.73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2.843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3.19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509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9.287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4cm" svg:y1="5.826cm" svg:x2="3.445cm" svg:y2="2.27cm">
          <text:p/>
        </draw:line>
        <draw:line draw:style-name="gr4" draw:text-style-name="P1" draw:layer="layout" svg:x1="1.667cm" svg:y1="6.334cm" svg:x2="5.731cm" svg:y2="4.937cm">
          <text:p/>
        </draw:line>
        <draw:line draw:style-name="gr3" draw:text-style-name="P1" draw:layer="layout" svg:x1="4.588cm" svg:y1="1.762cm" svg:x2="9.287cm" svg:y2="2.524cm">
          <text:p/>
        </draw:line>
        <draw:line draw:style-name="gr4" draw:text-style-name="P1" draw:layer="layout" svg:x1="6.874cm" svg:y1="4.302cm" svg:x2="9.414cm" svg:y2="2.905cm">
          <text:p/>
        </draw:line>
        <draw:line draw:style-name="gr4" draw:text-style-name="P1" draw:layer="layout" svg:x1="7.128cm" svg:y1="4.937cm" svg:x2="12.716cm" svg:y2="5.699cm">
          <text:p/>
        </draw:line>
        <draw:line draw:style-name="gr4" draw:text-style-name="P1" draw:layer="layout" svg:x1="6.874cm" svg:y1="5.318cm" svg:x2="8.144cm" svg:y2="7.35cm">
          <text:p/>
        </draw:line>
        <draw:line draw:style-name="gr4" draw:text-style-name="P1" draw:layer="layout" svg:x1="4.334cm" svg:y1="2.27cm" svg:x2="5.858cm" svg:y2="4.302cm">
          <text:p/>
        </draw:line>
        <draw:frame draw:style-name="gr5" draw:text-style-name="P1" draw:layer="layout" svg:width="0.778cm" svg:height="0.585cm" svg:x="2.302cm" svg:y="1.762cm">
          <draw:image xlink:href="Pictures/2000001200000117000000D23238C218.svm" xlink:type="simple" xlink:show="embed" xlink:actuate="onLoad">
            <text:p/>
          </draw:image>
        </draw:frame>
        <draw:frame draw:style-name="gr5" draw:text-style-name="P1" draw:layer="layout" svg:width="0.778cm" svg:height="0.585cm" svg:x="0cm" svg:y="7.019cm">
          <draw:image xlink:href="Pictures/2000001200000117000000D23238C218.svm" xlink:type="simple" xlink:show="embed" xlink:actuate="onLoad">
            <text:p/>
          </draw:image>
        </draw:frame>
        <draw:frame draw:style-name="gr5" draw:text-style-name="P1" draw:layer="layout" svg:width="0.778cm" svg:height="0.585cm" svg:x="12.573cm" svg:y="6.511cm">
          <draw:image xlink:href="Pictures/2000001200000117000000D23238C218.svm" xlink:type="simple" xlink:show="embed" xlink:actuate="onLoad">
            <text:p/>
          </draw:image>
        </draw:frame>
        <draw:frame draw:style-name="gr6" draw:text-style-name="P1" draw:layer="layout" svg:width="0.801cm" svg:height="0.585cm" svg:x="5.207cm" svg:y="5.572cm">
          <draw:image xlink:href="Pictures/200000120000011F000000D2EF81329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6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26T13:28:32</meta:creation-date>
    <dc:date>2013-04-26T13:50:41</dc:date>
    <dc:creator>Jack Reilly</dc:creator>
    <meta:editing-duration>PT2M40S</meta:editing-duration>
    <meta:editing-cycles>4</meta:editing-cycles>
    <meta:generator>LibreOffice/3.6$MacOSX_x86 LibreOffice_project/2ef5aff-a6fb0ff-166bdff-cf087ad-0f1389</meta:generator>
    <meta:document-statistic meta:object-count="17"/>
  </office:meta>
</office:document-meta>
</file>